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484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5b277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2a60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3" table:default-cell-style-name="ce3"/>
        <table:table-column table:style-name="co1" table:number-columns-repeated="2" table:default-cell-style-name="ce3"/>
        <table:table-row table:style-name="ro1">
          <table:table-cell table:style-name="ce1"/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importance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pct_PL_enq_L6m_of_L12m</text:p>
          </table:table-cell>
          <table:table-cell office:value-type="float" office:value="18.865051" calcext:value-type="float">
            <text:p>18.865051</text:p>
          </table:table-cell>
          <table:table-cell office:value-type="float" office:value="0.009981" calcext:value-type="float">
            <text:p>0.009981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enq_L3m</text:p>
          </table:table-cell>
          <table:table-cell table:style-name="ce3" office:value-type="float" office:value="0.160493" calcext:value-type="float">
            <text:p>0.160493</text:p>
          </table:table-cell>
          <table:table-cell table:number-columns-repeated="2"/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vif</text:p>
          </table:table-cell>
          <table:table-cell table:style-name="ce2" office:value-type="string" calcext:value-type="string">
            <text:p>importance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6" office:value-type="string" calcext:value-type="string">
            <text:p>enq_L12m</text:p>
          </table:table-cell>
          <table:table-cell office:value-type="float" office:value="24.965071" calcext:value-type="float">
            <text:p>24.965071</text:p>
          </table:table-cell>
          <table:table-cell office:value-type="float" office:value="0.008781" calcext:value-type="float">
            <text:p>0.008781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Age_Oldest_TL</text:p>
          </table:table-cell>
          <table:table-cell table:style-name="ce3" office:value-type="float" office:value="0.065956" calcext:value-type="float">
            <text:p>0.065956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Age_Oldest_TL</text:p>
          </table:table-cell>
          <table:table-cell table:style-name="ce3" office:value-type="float" office:value="5.875963" calcext:value-type="float">
            <text:p>5.875963</text:p>
          </table:table-cell>
          <table:table-cell table:style-name="ce3" office:value-type="float" office:value="0.178018" calcext:value-type="float">
            <text:p>0.17801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pct_tl_open_L12M</text:p>
          </table:table-cell>
          <table:table-cell office:value-type="float" office:value="3.929304" calcext:value-type="float">
            <text:p>3.929304</text:p>
          </table:table-cell>
          <table:table-cell office:value-type="float" office:value="0.008276" calcext:value-type="float">
            <text:p>0.008276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num_std_12mts</text:p>
          </table:table-cell>
          <table:table-cell table:style-name="ce3" office:value-type="float" office:value="0.053681" calcext:value-type="float">
            <text:p>0.053681</text:p>
          </table:table-cell>
          <table:table-cell table:number-columns-repeated="2"/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enq_L3m</text:p>
          </table:table-cell>
          <table:table-cell table:style-name="ce3" office:value-type="float" office:value="8.436307" calcext:value-type="float">
            <text:p>8.436307</text:p>
          </table:table-cell>
          <table:table-cell table:style-name="ce3" office:value-type="float" office:value="0.135872" calcext:value-type="float">
            <text:p>0.135872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num_std_6mts</text:p>
          </table:table-cell>
          <table:table-cell office:value-type="float" office:value="14.208601" calcext:value-type="float">
            <text:p>14.208601</text:p>
          </table:table-cell>
          <table:table-cell office:value-type="float" office:value="0.007662" calcext:value-type="float">
            <text:p>0.007662</text:p>
          </table:table-cell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pct_PL_enq_L6m_of_ever</text:p>
          </table:table-cell>
          <table:table-cell table:style-name="ce3" office:value-type="float" office:value="0.051659" calcext:value-type="float">
            <text:p>0.051659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time_since_recent_enq</text:p>
          </table:table-cell>
          <table:table-cell table:style-name="ce3" office:value-type="float" office:value="1.794696" calcext:value-type="float">
            <text:p>1.794696</text:p>
          </table:table-cell>
          <table:table-cell table:style-name="ce3" office:value-type="float" office:value="0.074982" calcext:value-type="float">
            <text:p>0.07498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enq_L6m</text:p>
          </table:table-cell>
          <table:table-cell office:value-type="float" office:value="21.986462" calcext:value-type="float">
            <text:p>21.986462</text:p>
          </table:table-cell>
          <table:table-cell office:value-type="float" office:value="0.006983" calcext:value-type="float">
            <text:p>0.006983</text:p>
          </table:table-cell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time_since_recent_deliquency</text:p>
          </table:table-cell>
          <table:table-cell table:style-name="ce3" office:value-type="float" office:value="0.045835" calcext:value-type="float">
            <text:p>0.045835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time_since_recent_deliquency</text:p>
          </table:table-cell>
          <table:table-cell table:style-name="ce3" office:value-type="float" office:value="6.130277" calcext:value-type="float">
            <text:p>6.130277</text:p>
          </table:table-cell>
          <table:table-cell table:style-name="ce3" office:value-type="float" office:value="0.058244" calcext:value-type="float">
            <text:p>0.0582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ct_tl_closed_L6M</text:p>
          </table:table-cell>
          <table:table-cell office:value-type="float" office:value="4.620625" calcext:value-type="float">
            <text:p>4.620625</text:p>
          </table:table-cell>
          <table:table-cell office:value-type="float" office:value="0.006362" calcext:value-type="float">
            <text:p>0.006362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time_since_recent_enq</text:p>
          </table:table-cell>
          <table:table-cell table:style-name="ce3" office:value-type="float" office:value="0.029443" calcext:value-type="float">
            <text:p>0.029443</text:p>
          </table:table-cell>
          <table:table-cell table:number-columns-repeated="2"/>
          <table:table-cell table:style-name="ce4" office:value-type="float" office:value="52" calcext:value-type="float">
            <text:p>52</text:p>
          </table:table-cell>
          <table:table-cell table:style-name="ce8" office:value-type="string" calcext:value-type="string">
            <text:p>num_std_12mts</text:p>
          </table:table-cell>
          <table:table-cell table:style-name="ce8" office:value-type="float" office:value="22.984691" calcext:value-type="float">
            <text:p>22.984691</text:p>
          </table:table-cell>
          <table:table-cell table:style-name="ce8" office:value-type="float" office:value="0.05271" calcext:value-type="float">
            <text:p>0.0527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x_recent_level_of_deliq</text:p>
          </table:table-cell>
          <table:table-cell office:value-type="float" office:value="6.872724" calcext:value-type="float">
            <text:p>6.872724</text:p>
          </table:table-cell>
          <table:table-cell office:value-type="float" office:value="0.00517" calcext:value-type="float">
            <text:p>0.00517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pct_PL_enq_L6m_of_L12m</text:p>
          </table:table-cell>
          <table:table-cell table:style-name="ce3" office:value-type="float" office:value="0.02901" calcext:value-type="float">
            <text:p>0.02901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num_std</text:p>
          </table:table-cell>
          <table:table-cell table:style-name="ce3" office:value-type="float" office:value="6.319584" calcext:value-type="float">
            <text:p>6.319584</text:p>
          </table:table-cell>
          <table:table-cell table:style-name="ce3" office:value-type="float" office:value="0.040053" calcext:value-type="float">
            <text:p>0.040053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pct_tl_closed_L12M</text:p>
          </table:table-cell>
          <table:table-cell office:value-type="float" office:value="5.463451" calcext:value-type="float">
            <text:p>5.463451</text:p>
          </table:table-cell>
          <table:table-cell office:value-type="float" office:value="0.004997" calcext:value-type="float">
            <text:p>0.004997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num_std</text:p>
          </table:table-cell>
          <table:table-cell table:style-name="ce3" office:value-type="float" office:value="0.027026" calcext:value-type="float">
            <text:p>0.02702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ime_With_Curr_Empr</text:p>
          </table:table-cell>
          <table:table-cell table:style-name="ce3" office:value-type="float" office:value="1.268216" calcext:value-type="float">
            <text:p>1.268216</text:p>
          </table:table-cell>
          <table:table-cell table:style-name="ce3" office:value-type="float" office:value="0.035901" calcext:value-type="float">
            <text:p>0.03590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ct_tl_open_L6M</text:p>
          </table:table-cell>
          <table:table-cell office:value-type="float" office:value="5.38555" calcext:value-type="float">
            <text:p>5.38555</text:p>
          </table:table-cell>
          <table:table-cell office:value-type="float" office:value="0.00474" calcext:value-type="float">
            <text:p>0.00474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time_since_first_deliquency</text:p>
          </table:table-cell>
          <table:table-cell table:style-name="ce3" office:value-type="float" office:value="0.025464" calcext:value-type="float">
            <text:p>0.025464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time_since_recent_payment</text:p>
          </table:table-cell>
          <table:table-cell table:style-name="ce3" office:value-type="float" office:value="2.843906" calcext:value-type="float">
            <text:p>2.843906</text:p>
          </table:table-cell>
          <table:table-cell table:style-name="ce3" office:value-type="float" office:value="0.035372" calcext:value-type="float">
            <text:p>0.0353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L_enq</text:p>
          </table:table-cell>
          <table:table-cell office:value-type="float" office:value="9.334715" calcext:value-type="float">
            <text:p>9.334715</text:p>
          </table:table-cell>
          <table:table-cell office:value-type="float" office:value="0.004736" calcext:value-type="float">
            <text:p>0.004736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max_deliq_12mts</text:p>
          </table:table-cell>
          <table:table-cell table:style-name="ce3" office:value-type="float" office:value="0.018954" calcext:value-type="float">
            <text:p>0.018954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Age_Newest_TL</text:p>
          </table:table-cell>
          <table:table-cell table:style-name="ce3" office:value-type="float" office:value="4.25373" calcext:value-type="float">
            <text:p>4.25373</text:p>
          </table:table-cell>
          <table:table-cell table:style-name="ce3" office:value-type="float" office:value="0.028102" calcext:value-type="float">
            <text:p>0.0281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ct_closed_tl</text:p>
          </table:table-cell>
          <table:table-cell office:value-type="float" office:value="3674.103433" calcext:value-type="float">
            <text:p>3674.103433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num_std_6mts</text:p>
          </table:table-cell>
          <table:table-cell table:style-name="ce3" office:value-type="float" office:value="0.017457" calcext:value-type="float">
            <text:p>0.01745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NETMONTHLYINCOME</text:p>
          </table:table-cell>
          <table:table-cell table:style-name="ce3" office:value-type="float" office:value="1.054714" calcext:value-type="float">
            <text:p>1.054714</text:p>
          </table:table-cell>
          <table:table-cell table:style-name="ce3" office:value-type="float" office:value="0.026608" calcext:value-type="float">
            <text:p>0.0266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ct_opened_TLs_L6m_of_L12m</text:p>
          </table:table-cell>
          <table:table-cell office:value-type="float" office:value="5.193283" calcext:value-type="float">
            <text:p>5.193283</text:p>
          </table:table-cell>
          <table:table-cell office:value-type="float" office:value="0.004329" calcext:value-type="float">
            <text:p>0.004329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max_delinquency_level</text:p>
          </table:table-cell>
          <table:table-cell table:style-name="ce3" office:value-type="float" office:value="0.015591" calcext:value-type="float">
            <text:p>0.015591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float" office:value="1.410292" calcext:value-type="float">
            <text:p>1.410292</text:p>
          </table:table-cell>
          <table:table-cell table:style-name="ce3" office:value-type="float" office:value="0.024984" calcext:value-type="float">
            <text:p>0.02498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Total_TL_opened_L12M</text:p>
          </table:table-cell>
          <table:table-cell office:value-type="float" office:value="15.2857" calcext:value-type="float">
            <text:p>15.2857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Age_Newest_TL</text:p>
          </table:table-cell>
          <table:table-cell table:style-name="ce3" office:value-type="float" office:value="0.013106" calcext:value-type="float">
            <text:p>0.013106</text:p>
          </table:table-cell>
          <table:table-cell table:number-columns-repeated="2"/>
          <table:table-cell table:style-name="ce4" office:value-type="float" office:value="49" calcext:value-type="float">
            <text:p>49</text:p>
          </table:table-cell>
          <table:table-cell table:style-name="ce8" office:value-type="string" calcext:value-type="string">
            <text:p>pct_PL_enq_L6m_of_ever</text:p>
          </table:table-cell>
          <table:table-cell table:style-name="ce8" office:value-type="float" office:value="18.24741" calcext:value-type="float">
            <text:p>18.24741</text:p>
          </table:table-cell>
          <table:table-cell table:style-name="ce8" office:value-type="float" office:value="0.0245" calcext:value-type="float">
            <text:p>0.024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Tot_Missed_Pmnt</text:p>
          </table:table-cell>
          <table:table-cell office:value-type="float" office:value="2.3349" calcext:value-type="float">
            <text:p>2.3349</text:p>
          </table:table-cell>
          <table:table-cell office:value-type="float" office:value="0.003896" calcext:value-type="float">
            <text:p>0.00389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max_recent_level_of_deliq</text:p>
          </table:table-cell>
          <table:table-cell table:style-name="ce3" office:value-type="float" office:value="0.012372" calcext:value-type="float">
            <text:p>0.012372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max_deliq_12mts</text:p>
          </table:table-cell>
          <table:table-cell table:style-name="ce3" office:value-type="float" office:value="5.232933" calcext:value-type="float">
            <text:p>5.232933</text:p>
          </table:table-cell>
          <table:table-cell table:style-name="ce3" office:value-type="float" office:value="0.012417" calcext:value-type="float">
            <text:p>0.0124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otal_TL_opened_L6M</text:p>
          </table:table-cell>
          <table:table-cell office:value-type="float" office:value="8.37777" calcext:value-type="float">
            <text:p>8.37777</text:p>
          </table:table-cell>
          <table:table-cell office:value-type="float" office:value="0.00369" calcext:value-type="float">
            <text:p>0.00369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Total_TL</text:p>
          </table:table-cell>
          <table:table-cell table:style-name="ce3" office:value-type="float" office:value="0.011328" calcext:value-type="float">
            <text:p>0.011328</text:p>
          </table:table-cell>
          <table:table-cell table:number-columns-repeated="2"/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time_since_first_deliquency</text:p>
          </table:table-cell>
          <table:table-cell table:style-name="ce8" office:value-type="float" office:value="8.80765" calcext:value-type="float">
            <text:p>8.80765</text:p>
          </table:table-cell>
          <table:table-cell table:style-name="ce8" office:value-type="float" office:value="0.012314" calcext:value-type="float">
            <text:p>0.0123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um_times_delinquent</text:p>
          </table:table-cell>
          <table:table-cell office:value-type="float" office:value="10.767666" calcext:value-type="float">
            <text:p>10.767666</text:p>
          </table:table-cell>
          <table:table-cell office:value-type="float" office:value="0.003357" calcext:value-type="float">
            <text:p>0.0033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recent_level_of_deliq</text:p>
          </table:table-cell>
          <table:table-cell table:style-name="ce3" office:value-type="float" office:value="0.009752" calcext:value-type="float">
            <text:p>0.009752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max_delinquency_level</text:p>
          </table:table-cell>
          <table:table-cell table:style-name="ce3" office:value-type="float" office:value="6.31197" calcext:value-type="float">
            <text:p>6.31197</text:p>
          </table:table-cell>
          <table:table-cell table:style-name="ce3" office:value-type="float" office:value="0.011202" calcext:value-type="float">
            <text:p>0.011202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max_deliq_6mts</text:p>
          </table:table-cell>
          <table:table-cell office:value-type="float" office:value="3.900279" calcext:value-type="float">
            <text:p>3.900279</text:p>
          </table:table-cell>
          <table:table-cell office:value-type="float" office:value="0.00333" calcext:value-type="float">
            <text:p>0.00333</text:p>
          </table:table-cell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GENDER_F</text:p>
          </table:table-cell>
          <table:table-cell table:style-name="ce3" office:value-type="float" office:value="0.008433" calcext:value-type="float">
            <text:p>0.008433</text:p>
          </table:table-cell>
          <table:table-cell table:number-columns-repeated="2"/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tot_enq</text:p>
          </table:table-cell>
          <table:table-cell table:style-name="ce8" office:value-type="float" office:value="12.302611" calcext:value-type="float">
            <text:p>12.302611</text:p>
          </table:table-cell>
          <table:table-cell table:style-name="ce8" office:value-type="float" office:value="0.010961" calcext:value-type="float">
            <text:p>0.01096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ot_TL_closed_L12M</text:p>
          </table:table-cell>
          <table:table-cell office:value-type="float" office:value="9.431961" calcext:value-type="float">
            <text:p>9.431961</text:p>
          </table:table-cell>
          <table:table-cell office:value-type="float" office:value="0.003001" calcext:value-type="float">
            <text:p>0.00300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max_deliq_6mts</text:p>
          </table:table-cell>
          <table:table-cell table:style-name="ce3" office:value-type="float" office:value="0.00838" calcext:value-type="float">
            <text:p>0.00838</text:p>
          </table:table-cell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recent_level_of_deliq</text:p>
          </table:table-cell>
          <table:table-cell table:style-name="ce3" office:value-type="float" office:value="4.630106" calcext:value-type="float">
            <text:p>4.630106</text:p>
          </table:table-cell>
          <table:table-cell table:style-name="ce3" office:value-type="float" office:value="0.010249" calcext:value-type="float">
            <text:p>0.0102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C_enq</text:p>
          </table:table-cell>
          <table:table-cell office:value-type="float" office:value="7.288017" calcext:value-type="float">
            <text:p>7.288017</text:p>
          </table:table-cell>
          <table:table-cell office:value-type="float" office:value="0.002806" calcext:value-type="float">
            <text:p>0.00280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last_prod_enq2_AL</text:p>
          </table:table-cell>
          <table:table-cell table:style-name="ce3" office:value-type="float" office:value="0.008027" calcext:value-type="float">
            <text:p>0.008027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string" calcext:value-type="string">
            <text:p>PL_enq_L12m</text:p>
          </table:table-cell>
          <table:table-cell office:value-type="float" office:value="16.44251" calcext:value-type="float">
            <text:p>16.44251</text:p>
          </table:table-cell>
          <table:table-cell office:value-type="float" office:value="0.002755" calcext:value-type="float">
            <text:p>0.0027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pct_tl_open_L12M</text:p>
          </table:table-cell>
          <table:table-cell table:style-name="ce3" office:value-type="float" office:value="0.007824" calcext:value-type="float">
            <text:p>0.007824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string" calcext:value-type="string">
            <text:p>Tot_TL_closed_L6M</text:p>
          </table:table-cell>
          <table:table-cell office:value-type="float" office:value="6.995367" calcext:value-type="float">
            <text:p>6.995367</text:p>
          </table:table-cell>
          <table:table-cell office:value-type="float" office:value="0.001918" calcext:value-type="float">
            <text:p>0.00191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ot_Active_TL</text:p>
          </table:table-cell>
          <table:table-cell table:style-name="ce3" office:value-type="float" office:value="0.007644" calcext:value-type="float">
            <text:p>0.007644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CC_enq_L12m</text:p>
          </table:table-cell>
          <table:table-cell office:value-type="float" office:value="11.327633" calcext:value-type="float">
            <text:p>11.327633</text:p>
          </table:table-cell>
          <table:table-cell office:value-type="float" office:value="0.001855" calcext:value-type="float">
            <text:p>0.00185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last_prod_enq2_PL</text:p>
          </table:table-cell>
          <table:table-cell table:style-name="ce3" office:value-type="float" office:value="0.007559" calcext:value-type="float">
            <text:p>0.007559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string" calcext:value-type="string">
            <text:p>pct_CC_enq_L6m_of_ever</text:p>
          </table:table-cell>
          <table:table-cell office:value-type="float" office:value="15.904385" calcext:value-type="float">
            <text:p>15.904385</text:p>
          </table:table-cell>
          <table:table-cell office:value-type="float" office:value="0.001821" calcext:value-type="float">
            <text:p>0.001821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first_prod_enq2_CC</text:p>
          </table:table-cell>
          <table:table-cell table:style-name="ce3" office:value-type="float" office:value="0.007487" calcext:value-type="float">
            <text:p>0.007487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string" calcext:value-type="string">
            <text:p>num_times_30p_dpd</text:p>
          </table:table-cell>
          <table:table-cell office:value-type="float" office:value="12.231903" calcext:value-type="float">
            <text:p>12.231903</text:p>
          </table:table-cell>
          <table:table-cell office:value-type="float" office:value="0.001654" calcext:value-type="float">
            <text:p>0.001654</text:p>
          </table:table-cell>
        </table:table-row>
        <table:table-row table:style-name="ro4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pct_CC_enq_L6m_of_L12m</text:p>
          </table:table-cell>
          <table:table-cell table:style-name="ce3" office:value-type="float" office:value="0.007424" calcext:value-type="float">
            <text:p>0.007424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string" calcext:value-type="string">
            <text:p>PL_enq_L6m</text:p>
          </table:table-cell>
          <table:table-cell office:value-type="float" office:value="11.574909" calcext:value-type="float">
            <text:p>11.574909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CC_TL</text:p>
          </table:table-cell>
          <table:table-cell table:style-name="ce3" office:value-type="float" office:value="0.007411" calcext:value-type="float">
            <text:p>0.007411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string" calcext:value-type="string">
            <text:p>pct_CC_enq_L6m_of_L12m</text:p>
          </table:table-cell>
          <table:table-cell office:value-type="float" office:value="17.520233" calcext:value-type="float">
            <text:p>17.520233</text:p>
          </table:table-cell>
          <table:table-cell office:value-type="float" office:value="0.001206" calcext:value-type="float">
            <text:p>0.001206</text:p>
          </table:table-cell>
        </table:table-row>
        <table:table-row table:style-name="ro2"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PL_Flag</text:p>
          </table:table-cell>
          <table:table-cell office:value-type="float" office:value="2.317387" calcext:value-type="float">
            <text:p>2.317387</text:p>
          </table:table-cell>
          <table:table-cell office:value-type="float" office:value="0.001061" calcext:value-type="float">
            <text:p>0.001061</text:p>
          </table:table-cell>
        </table:table-row>
        <table:table-row table:style-name="ro2">
          <table:table-cell table:number-columns-repeated="10"/>
          <table:table-cell office:value-type="float" office:value="34" calcext:value-type="float">
            <text:p>34</text:p>
          </table:table-cell>
          <table:table-cell office:value-type="string" calcext:value-type="string">
            <text:p>CC_enq_L6m</text:p>
          </table:table-cell>
          <table:table-cell office:value-type="float" office:value="8.524189" calcext:value-type="float">
            <text:p>8.524189</text:p>
          </table:table-cell>
          <table:table-cell office:value-type="float" office:value="0.001018" calcext:value-type="float">
            <text:p>0.001018</text:p>
          </table:table-cell>
        </table:table-row>
        <table:table-row table:style-name="ro2">
          <table:table-cell table:number-columns-repeated="10"/>
          <table:table-cell office:value-type="float" office:value="31" calcext:value-type="float">
            <text:p>31</text:p>
          </table:table-cell>
          <table:table-cell office:value-type="string" calcext:value-type="string">
            <text:p>num_times_60p_dpd</text:p>
          </table:table-cell>
          <table:table-cell office:value-type="float" office:value="8.047728" calcext:value-type="float">
            <text:p>8.047728</text:p>
          </table:table-cell>
          <table:table-cell office:value-type="float" office:value="0.000976" calcext:value-type="float">
            <text:p>0.000976</text:p>
          </table:table-cell>
        </table:table-row>
        <table:table-row table:style-name="ro2">
          <table:table-cell table:number-columns-repeated="10"/>
          <table:table-cell office:value-type="float" office:value="12" calcext:value-type="float">
            <text:p>12</text:p>
          </table:table-cell>
          <table:table-cell office:value-type="string" calcext:value-type="string">
            <text:p>CC_Flag</text:p>
          </table:table-cell>
          <table:table-cell office:value-type="float" office:value="2.868802" calcext:value-type="float">
            <text:p>2.868802</text:p>
          </table:table-cell>
          <table:table-cell office:value-type="float" office:value="0.000866" calcext:value-type="float">
            <text:p>0.000866</text:p>
          </table:table-cell>
        </table:table-row>
        <table:table-row table:style-name="ro2"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HL_Flag</text:p>
          </table:table-cell>
          <table:table-cell office:value-type="float" office:value="1.788356" calcext:value-type="float">
            <text:p>1.788356</text:p>
          </table:table-cell>
          <table:table-cell office:value-type="float" office:value="0.000705" calcext:value-type="float">
            <text:p>0.000705</text:p>
          </table:table-cell>
        </table:table-row>
        <table:table-row table:style-name="ro2">
          <table:table-cell table:number-columns-repeated="10"/>
          <table:table-cell office:value-type="float" office:value="15" calcext:value-type="float">
            <text:p>15</text:p>
          </table:table-cell>
          <table:table-cell office:value-type="string" calcext:value-type="string">
            <text:p>GL_Flag</text:p>
          </table:table-cell>
          <table:table-cell office:value-type="float" office:value="4.128023" calcext:value-type="float">
            <text:p>4.128023</text:p>
          </table:table-cell>
          <table:table-cell office:value-type="float" office:value="0.000521" calcext:value-type="float">
            <text:p>0.000521</text:p>
          </table:table-cell>
        </table:table-row>
        <table:table-row table:style-name="ro2"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num_sub</text:p>
          </table:table-cell>
          <table:table-cell office:value-type="float" office:value="1.483869" calcext:value-type="float">
            <text:p>1.483869</text:p>
          </table:table-cell>
          <table:table-cell office:value-type="float" office:value="0.000239" calcext:value-type="float">
            <text:p>0.000239</text:p>
          </table:table-cell>
        </table:table-row>
        <table:table-row table:style-name="ro2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num_dbt</text:p>
          </table:table-cell>
          <table:table-cell office:value-type="float" office:value="2.418371" calcext:value-type="float">
            <text:p>2.418371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2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num_sub_12mts</text:p>
          </table:table-cell>
          <table:table-cell office:value-type="float" office:value="1.400108" calcext:value-type="float">
            <text:p>1.400108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2">
          <table:table-cell table:number-columns-repeated="10"/>
          <table:table-cell office:value-type="float" office:value="38" calcext:value-type="float">
            <text:p>38</text:p>
          </table:table-cell>
          <table:table-cell office:value-type="string" calcext:value-type="string">
            <text:p>num_dbt_12mts</text:p>
          </table:table-cell>
          <table:table-cell office:value-type="float" office:value="9.653747" calcext:value-type="float">
            <text:p>9.6537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float" office:value="30" calcext:value-type="float">
            <text:p>30</text:p>
          </table:table-cell>
          <table:table-cell office:value-type="string" calcext:value-type="string">
            <text:p>num_dbt_6mts</text:p>
          </table:table-cell>
          <table:table-cell office:value-type="float" office:value="7.289995" calcext:value-type="float">
            <text:p>7.2899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num_lss</text:p>
          </table:table-cell>
          <table:table-cell office:value-type="float" office:value="1.015762" calcext:value-type="float">
            <text:p>1.015762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10"/>
          <table:table-cell table:style-name="Default" table:number-columns-repeated="4"/>
        </table:table-row>
        <table:table-row table:style-name="ro4">
          <table:table-cell table:number-columns-repeated="5"/>
          <table:table-cell table:style-name="ce3" office:value-type="string" calcext:value-type="string">
            <text:p>P2 24619 P3 6058 P4 4765 P1 4750 </text:p>
          </table:table-cell>
          <table:table-cell table:number-columns-repeated="4"/>
          <table:table-cell table:style-name="Default" table:number-columns-repeated="4"/>
        </table:table-row>
        <table:table-row table:style-name="ro2" table:number-rows-repeated="18">
          <table:table-cell table:number-columns-repeated="10"/>
          <table:table-cell table:style-name="Default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2</text:p>
          </table:table-cell>
          <table:table-cell office:value-type="float" office:value="24619" calcext:value-type="float">
            <text:p>24619</text:p>
          </table:table-cell>
          <table:table-cell table:formula="of:=[.H60]/([.H60]+[.H64])" office:value-type="float" office:value="0.612534832802548" calcext:value-type="float">
            <text:p>0.612534832802548</text:p>
          </table:table-cell>
          <table:table-cell/>
          <table:table-cell table:style-name="Default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3</text:p>
          </table:table-cell>
          <table:table-cell office:value-type="float" office:value="6058" calcext:value-type="float">
            <text:p>6058</text:p>
          </table:table-cell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4</text:p>
          </table:table-cell>
          <table:table-cell office:value-type="float" office:value="4765" calcext:value-type="float">
            <text:p>4765</text:p>
          </table:table-cell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1</text:p>
          </table:table-cell>
          <table:table-cell office:value-type="float" office:value="4750" calcext:value-type="float">
            <text:p>4750</text:p>
          </table:table-cell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7"/>
          <table:table-cell table:formula="of:=SUM([.H61:.H63])" office:value-type="float" office:value="15573" calcext:value-type="float">
            <text:p>15573</text:p>
          </table:table-cell>
          <table:table-cell table:number-columns-repeated="2"/>
          <table:table-cell table:style-name="Default" table:number-columns-repeated="4"/>
        </table:table-row>
      </table:table>
      <table:table table:name="Sheet2" table:style-name="ta1">
        <table:table-column table:style-name="co1" table:default-cell-style-name="ce2"/>
        <table:table-column table:style-name="co4" table:default-cell-style-name="ce3"/>
        <table:table-column table:style-name="co1" table:number-columns-repeated="2" table:default-cell-style-name="ce3"/>
        <table:table-row table:style-name="ro2">
          <table:table-cell table:style-name="ce1"/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vif</text:p>
          </table:table-cell>
          <table:table-cell table:style-name="ce2" office:value-type="string" calcext:value-type="string">
            <text:p>importanc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enq_L3m</text:p>
          </table:table-cell>
          <table:table-cell office:value-type="float" office:value="8.436307" calcext:value-type="float">
            <text:p>8.436307</text:p>
          </table:table-cell>
          <table:table-cell office:value-type="float" office:value="0.160493" calcext:value-type="float">
            <text:p>0.1604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ge_Oldest_TL</text:p>
          </table:table-cell>
          <table:table-cell office:value-type="float" office:value="5.875963" calcext:value-type="float">
            <text:p>5.875963</text:p>
          </table:table-cell>
          <table:table-cell office:value-type="float" office:value="0.065956" calcext:value-type="float">
            <text:p>0.065956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ime_since_recent_deliquency</text:p>
          </table:table-cell>
          <table:table-cell office:value-type="float" office:value="6.130277" calcext:value-type="float">
            <text:p>6.130277</text:p>
          </table:table-cell>
          <table:table-cell office:value-type="float" office:value="0.045835" calcext:value-type="float">
            <text:p>0.0458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ime_since_recent_enq</text:p>
          </table:table-cell>
          <table:table-cell office:value-type="float" office:value="1.794696" calcext:value-type="float">
            <text:p>1.794696</text:p>
          </table:table-cell>
          <table:table-cell office:value-type="float" office:value="0.029443" calcext:value-type="float">
            <text:p>0.02944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num_std</text:p>
          </table:table-cell>
          <table:table-cell office:value-type="float" office:value="6.319584" calcext:value-type="float">
            <text:p>6.319584</text:p>
          </table:table-cell>
          <table:table-cell office:value-type="float" office:value="0.027026" calcext:value-type="float">
            <text:p>0.027026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time_since_first_deliquency</text:p>
          </table:table-cell>
          <table:table-cell office:value-type="float" office:value="8.80765" calcext:value-type="float">
            <text:p>8.80765</text:p>
          </table:table-cell>
          <table:table-cell office:value-type="float" office:value="0.025464" calcext:value-type="float">
            <text:p>0.02546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x_deliq_12mts</text:p>
          </table:table-cell>
          <table:table-cell office:value-type="float" office:value="5.232933" calcext:value-type="float">
            <text:p>5.232933</text:p>
          </table:table-cell>
          <table:table-cell office:value-type="float" office:value="0.018954" calcext:value-type="float">
            <text:p>0.01895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x_delinquency_level</text:p>
          </table:table-cell>
          <table:table-cell office:value-type="float" office:value="6.31197" calcext:value-type="float">
            <text:p>6.31197</text:p>
          </table:table-cell>
          <table:table-cell office:value-type="float" office:value="0.015591" calcext:value-type="float">
            <text:p>0.01559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ge_Newest_TL</text:p>
          </table:table-cell>
          <table:table-cell office:value-type="float" office:value="4.25373" calcext:value-type="float">
            <text:p>4.25373</text:p>
          </table:table-cell>
          <table:table-cell office:value-type="float" office:value="0.013106" calcext:value-type="float">
            <text:p>0.013106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max_recent_level_of_deliq</text:p>
          </table:table-cell>
          <table:table-cell office:value-type="float" office:value="6.872724" calcext:value-type="float">
            <text:p>6.872724</text:p>
          </table:table-cell>
          <table:table-cell office:value-type="float" office:value="0.012372" calcext:value-type="float">
            <text:p>0.01237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cent_level_of_deliq</text:p>
          </table:table-cell>
          <table:table-cell office:value-type="float" office:value="4.630106" calcext:value-type="float">
            <text:p>4.630106</text:p>
          </table:table-cell>
          <table:table-cell office:value-type="float" office:value="0.009752" calcext:value-type="float">
            <text:p>0.0097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x_deliq_6mts</text:p>
          </table:table-cell>
          <table:table-cell office:value-type="float" office:value="3.900279" calcext:value-type="float">
            <text:p>3.900279</text:p>
          </table:table-cell>
          <table:table-cell office:value-type="float" office:value="0.00838" calcext:value-type="float">
            <text:p>0.0083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ct_tl_open_L12M</text:p>
          </table:table-cell>
          <table:table-cell office:value-type="float" office:value="3.929304" calcext:value-type="float">
            <text:p>3.929304</text:p>
          </table:table-cell>
          <table:table-cell office:value-type="float" office:value="0.007824" calcext:value-type="float">
            <text:p>0.007824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pct_CC_enq_L6m_of_L12m</text:p>
          </table:table-cell>
          <table:table-cell office:value-type="float" office:value="17.520233" calcext:value-type="float">
            <text:p>17.520233</text:p>
          </table:table-cell>
          <table:table-cell office:value-type="float" office:value="0.007424" calcext:value-type="float">
            <text:p>0.00742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enq_L12m</text:p>
          </table:table-cell>
          <table:table-cell office:value-type="float" office:value="24.965071" calcext:value-type="float">
            <text:p>24.965071</text:p>
          </table:table-cell>
          <table:table-cell office:value-type="float" office:value="0.007332" calcext:value-type="float">
            <text:p>0.00733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ct_tl_open_L6M</text:p>
          </table:table-cell>
          <table:table-cell office:value-type="float" office:value="5.38555" calcext:value-type="float">
            <text:p>5.38555</text:p>
          </table:table-cell>
          <table:table-cell office:value-type="float" office:value="0.007326" calcext:value-type="float">
            <text:p>0.00732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nq_L6m</text:p>
          </table:table-cell>
          <table:table-cell office:value-type="float" office:value="21.986462" calcext:value-type="float">
            <text:p>21.986462</text:p>
          </table:table-cell>
          <table:table-cell office:value-type="float" office:value="0.007241" calcext:value-type="float">
            <text:p>0.00724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ct_tl_closed_L12M</text:p>
          </table:table-cell>
          <table:table-cell office:value-type="float" office:value="5.463451" calcext:value-type="float">
            <text:p>5.463451</text:p>
          </table:table-cell>
          <table:table-cell office:value-type="float" office:value="0.007114" calcext:value-type="float">
            <text:p>0.00711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L_enq_L6m</text:p>
          </table:table-cell>
          <table:table-cell office:value-type="float" office:value="11.574909" calcext:value-type="float">
            <text:p>11.574909</text:p>
          </table:table-cell>
          <table:table-cell office:value-type="float" office:value="0.007005" calcext:value-type="float">
            <text:p>0.00700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um_times_30p_dpd</text:p>
          </table:table-cell>
          <table:table-cell office:value-type="float" office:value="12.231903" calcext:value-type="float">
            <text:p>12.231903</text:p>
          </table:table-cell>
          <table:table-cell office:value-type="float" office:value="0.006986" calcext:value-type="float">
            <text:p>0.006986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ime_since_recent_payment</text:p>
          </table:table-cell>
          <table:table-cell office:value-type="float" office:value="2.843906" calcext:value-type="float">
            <text:p>2.843906</text:p>
          </table:table-cell>
          <table:table-cell office:value-type="float" office:value="0.006978" calcext:value-type="float">
            <text:p>0.0069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otal_TL_opened_L12M</text:p>
          </table:table-cell>
          <table:table-cell office:value-type="float" office:value="15.2857" calcext:value-type="float">
            <text:p>15.2857</text:p>
          </table:table-cell>
          <table:table-cell office:value-type="float" office:value="0.006909" calcext:value-type="float">
            <text:p>0.00690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C_enq_L6m</text:p>
          </table:table-cell>
          <table:table-cell office:value-type="float" office:value="8.524189" calcext:value-type="float">
            <text:p>8.524189</text:p>
          </table:table-cell>
          <table:table-cell office:value-type="float" office:value="0.006858" calcext:value-type="float">
            <text:p>0.006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_With_Curr_Empr</text:p>
          </table:table-cell>
          <table:table-cell office:value-type="float" office:value="1.268216" calcext:value-type="float">
            <text:p>1.268216</text:p>
          </table:table-cell>
          <table:table-cell office:value-type="float" office:value="0.006781" calcext:value-type="float">
            <text:p>0.006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TMONTHLYINCOME</text:p>
          </table:table-cell>
          <table:table-cell office:value-type="float" office:value="1.054714" calcext:value-type="float">
            <text:p>1.054714</text:p>
          </table:table-cell>
          <table:table-cell office:value-type="float" office:value="0.00678" calcext:value-type="float">
            <text:p>0.006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t_tl_closed_L6M</text:p>
          </table:table-cell>
          <table:table-cell office:value-type="float" office:value="4.620625" calcext:value-type="float">
            <text:p>4.620625</text:p>
          </table:table-cell>
          <table:table-cell office:value-type="float" office:value="0.006757" calcext:value-type="float">
            <text:p>0.00675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ot_enq</text:p>
          </table:table-cell>
          <table:table-cell office:value-type="float" office:value="12.302611" calcext:value-type="float">
            <text:p>12.302611</text:p>
          </table:table-cell>
          <table:table-cell office:value-type="float" office:value="0.00649" calcext:value-type="float">
            <text:p>0.006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t_Missed_Pmnt</text:p>
          </table:table-cell>
          <table:table-cell office:value-type="float" office:value="2.3349" calcext:value-type="float">
            <text:p>2.3349</text:p>
          </table:table-cell>
          <table:table-cell office:value-type="float" office:value="0.006212" calcext:value-type="float">
            <text:p>0.00621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L_enq</text:p>
          </table:table-cell>
          <table:table-cell office:value-type="float" office:value="9.334715" calcext:value-type="float">
            <text:p>9.334715</text:p>
          </table:table-cell>
          <table:table-cell office:value-type="float" office:value="0.006179" calcext:value-type="float">
            <text:p>0.0061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L_enq_L12m</text:p>
          </table:table-cell>
          <table:table-cell office:value-type="float" office:value="16.44251" calcext:value-type="float">
            <text:p>16.44251</text:p>
          </table:table-cell>
          <table:table-cell office:value-type="float" office:value="0.006168" calcext:value-type="float">
            <text:p>0.0061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t_TL_closed_L6M</text:p>
          </table:table-cell>
          <table:table-cell office:value-type="float" office:value="6.995367" calcext:value-type="float">
            <text:p>6.995367</text:p>
          </table:table-cell>
          <table:table-cell office:value-type="float" office:value="0.006143" calcext:value-type="float">
            <text:p>0.0061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GE</text:p>
          </table:table-cell>
          <table:table-cell office:value-type="float" office:value="1.410292" calcext:value-type="float">
            <text:p>1.410292</text:p>
          </table:table-cell>
          <table:table-cell office:value-type="float" office:value="0.006067" calcext:value-type="float">
            <text:p>0.0060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C_enq_L12m</text:p>
          </table:table-cell>
          <table:table-cell office:value-type="float" office:value="11.327633" calcext:value-type="float">
            <text:p>11.327633</text:p>
          </table:table-cell>
          <table:table-cell office:value-type="float" office:value="0.006027" calcext:value-type="float">
            <text:p>0.0060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tal_TL_opened_L6M</text:p>
          </table:table-cell>
          <table:table-cell office:value-type="float" office:value="8.37777" calcext:value-type="float">
            <text:p>8.37777</text:p>
          </table:table-cell>
          <table:table-cell office:value-type="float" office:value="0.006021" calcext:value-type="float">
            <text:p>0.006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t_CC_enq_L6m_of_ever</text:p>
          </table:table-cell>
          <table:table-cell office:value-type="float" office:value="15.904385" calcext:value-type="float">
            <text:p>15.904385</text:p>
          </table:table-cell>
          <table:table-cell office:value-type="float" office:value="0.005976" calcext:value-type="float">
            <text:p>0.005976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pct_opened_TLs_L6m_of_L12m</text:p>
          </table:table-cell>
          <table:table-cell office:value-type="float" office:value="5.193283" calcext:value-type="float">
            <text:p>5.193283</text:p>
          </table:table-cell>
          <table:table-cell office:value-type="float" office:value="0.005975" calcext:value-type="float">
            <text:p>0.00597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ct_closed_tl</text:p>
          </table:table-cell>
          <table:table-cell office:value-type="float" office:value="3674.103433" calcext:value-type="float">
            <text:p>3674.103433</text:p>
          </table:table-cell>
          <table:table-cell office:value-type="float" office:value="0.005952" calcext:value-type="float">
            <text:p>0.005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t_TL_closed_L12M</text:p>
          </table:table-cell>
          <table:table-cell office:value-type="float" office:value="9.431961" calcext:value-type="float">
            <text:p>9.431961</text:p>
          </table:table-cell>
          <table:table-cell office:value-type="float" office:value="0.005914" calcext:value-type="float">
            <text:p>0.00591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C_enq</text:p>
          </table:table-cell>
          <table:table-cell office:value-type="float" office:value="7.288017" calcext:value-type="float">
            <text:p>7.288017</text:p>
          </table:table-cell>
          <table:table-cell office:value-type="float" office:value="0.005766" calcext:value-type="float">
            <text:p>0.0057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um_times_60p_dpd</text:p>
          </table:table-cell>
          <table:table-cell office:value-type="float" office:value="8.047728" calcext:value-type="float">
            <text:p>8.047728</text:p>
          </table:table-cell>
          <table:table-cell office:value-type="float" office:value="0.005745" calcext:value-type="float">
            <text:p>0.0057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um_lss</text:p>
          </table:table-cell>
          <table:table-cell office:value-type="float" office:value="1.015762" calcext:value-type="float">
            <text:p>1.015762</text:p>
          </table:table-cell>
          <table:table-cell office:value-type="float" office:value="0.005675" calcext:value-type="float">
            <text:p>0.0056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um_times_delinquent</text:p>
          </table:table-cell>
          <table:table-cell office:value-type="float" office:value="10.767666" calcext:value-type="float">
            <text:p>10.767666</text:p>
          </table:table-cell>
          <table:table-cell office:value-type="float" office:value="0.005104" calcext:value-type="float">
            <text:p>0.0051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um_sub</text:p>
          </table:table-cell>
          <table:table-cell office:value-type="float" office:value="1.483869" calcext:value-type="float">
            <text:p>1.483869</text:p>
          </table:table-cell>
          <table:table-cell office:value-type="float" office:value="0.005028" calcext:value-type="float">
            <text:p>0.0050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m_sub_12mts</text:p>
          </table:table-cell>
          <table:table-cell office:value-type="float" office:value="1.400108" calcext:value-type="float">
            <text:p>1.400108</text:p>
          </table:table-cell>
          <table:table-cell office:value-type="float" office:value="0.004148" calcext:value-type="float">
            <text:p>0.0041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um_dbt</text:p>
          </table:table-cell>
          <table:table-cell office:value-type="float" office:value="2.418371" calcext:value-type="float">
            <text:p>2.418371</text:p>
          </table:table-cell>
          <table:table-cell office:value-type="float" office:value="0.002327" calcext:value-type="float">
            <text:p>0.0023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um_dbt_12mts</text:p>
          </table:table-cell>
          <table:table-cell office:value-type="float" office:value="9.653747" calcext:value-type="float">
            <text:p>9.6537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um_dbt_6mts</text:p>
          </table:table-cell>
          <table:table-cell office:value-type="float" office:value="7.289995" calcext:value-type="float">
            <text:p>7.2899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L_Flag</text:p>
          </table:table-cell>
          <table:table-cell office:value-type="float" office:value="4.128023" calcext:value-type="float">
            <text:p>4.1280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C_Flag</text:p>
          </table:table-cell>
          <table:table-cell office:value-type="float" office:value="2.868802" calcext:value-type="float">
            <text:p>2.8688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L_Flag</text:p>
          </table:table-cell>
          <table:table-cell office:value-type="float" office:value="2.317387" calcext:value-type="float">
            <text:p>2.3173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L_Flag</text:p>
          </table:table-cell>
          <table:table-cell office:value-type="float" office:value="1.788356" calcext:value-type="float">
            <text:p>1.78835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08:24:39.6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3:03:22.848000000</meta:creation-date>
    <dc:date>2024-06-29T01:20:57.089000000</dc:date>
    <meta:editing-duration>PT10H54M40S</meta:editing-duration>
    <meta:editing-cycles>2</meta:editing-cycles>
    <meta:generator>LibreOffice/24.2.2.2$Windows_X86_64 LibreOffice_project/d56cc158d8a96260b836f100ef4b4ef25d6f1a01</meta:generator>
    <meta:document-statistic meta:table-count="2" meta:cell-count="518" meta:object-count="0"/>
  </office:meta>
</office:document-meta>
</file>